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Documenting Stuff</text:p>
          </text:list-item>
          <text:list-item>
            <text:p text:style-name="tech-skill">PowerShell</text:p>
          </text:list-item>
          <text:list-item>
            <text:p text:style-name="tech-skill">HTML5/CSS3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platform enabling users to host and connect to Rōblox servers in local or wide-area networks.</text:p>
            <text:list text:style-name="proj-list" text:continue-numbering="true">
              <text:list-item>
                <text:p text:style-name="proj-desc">Designed a Python-based bootstrapper to improve client-server connectivity and protocol handling.</text:p>
              </text:list-item>
              <text:list-item>
                <text:p text:style-name="proj-desc">Enhanced functionality by performing code reviews and contributing to feature implementation.</text:p>
              </text:list-item>
              <text:list-item>
                <text:p text:style-name="proj-desc">Conducted compliance audits to ensure adherence to fair-use practices and data security standards.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project streaming real-time audio compositions inspired by the WWV time station.</text:p>
            <text:list text:style-name="proj-list" text:continue-numbering="true">
              <text:list-item>
                <text:p text:style-name="proj-desc">Built an algorithm to dynamically process time-based audio loops for robust real-time playback.</text:p>
              </text:list-item>
              <text:list-item>
                <text:p text:style-name="proj-desc">Optimized parameters for live streaming using FFmpeg's lavfi filter on Linux systems.</text:p>
              </text:list-item>
              <text:list-item>
                <text:p text:style-name="proj-desc">Produced and streamed unique musical tracks, applying advanced techniques for sound clarity.</text:p>
              </text:list-item>
            </text:list>
          </table:table-cell>
          <table:table-cell table:style-name="date-cell">
            <text:p text:style-name="date">May 2021 - Feb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ōblox-Custom-Catalogue">
								<text:span text:style-name="proj-title">
								Rōblox Custom Catalogue</text:span>
							</text:a>was a Free marketplace for sharing and selling user-generated content under GNU GPL.</text:p>
            <text:list text:style-name="proj-list" text:continue-numbering="true">
              <text:list-item>
                <text:p text:style-name="proj-desc">Designed interactive user interfaces using Rōblox Studio to enhance data presentation.</text:p>
              </text:list-item>
              <text:list-item>
                <text:p text:style-name="proj-desc">Implemented Lua scripting techniques to streamline customization and improve usability.</text:p>
              </text:list-item>
              <text:list-item>
                <text:p text:style-name="proj-desc">Supported real-time functionality by optimizing database queries and scripting protocols.</text:p>
              </text:list-item>
            </text:list>
          </table:table-cell>
          <table:table-cell table:style-name="date-cell">
            <text:p text:style-name="date">Jun 2021 - May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fixed a vulnerability in the YuJa API, ensuring security and compliance within strict timelines.</text:p>
            <text:list text:style-name="proj-list" text:continue-numbering="true">
              <text:list-item>
                <text:p text:style-name="proj-desc">Delivered a security patch in 48 hours, addressing critical API vulnerabilities.</text:p>
              </text:list-item>
              <text:list-item>
                <text:p text:style-name="proj-desc">Identified and analyzed risks in saved metadata to prevent further exposure.</text:p>
              </text:list-item>
              <text:list-item>
                <text:p text:style-name="proj-desc">Demonstrated problem-solving by securing systems while maintaining operational efficiency.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is a command-line interface for streamlined execution of Luau scripts on Rōblox.</text:p>
            <text:list text:style-name="proj-list" text:continue-numbering="true">
              <text:list-item>
                <text:p text:style-name="proj-desc">Engineered a custom syntax for executing Lua-based scripts while improving user workflows.</text:p>
              </text:list-item>
              <text:list-item>
                <text:p text:style-name="proj-desc">Implemented per-script parameterization for flexibility and enhanced usability.</text:p>
              </text:list-item>
              <text:list-item>
                <text:p text:style-name="proj-desc">Built a repository of 142 documented scripts to ensure user accessibility and best practices.</text:p>
              </text:list-item>
            </text:list>
          </table:table-cell>
          <table:table-cell table:style-name="date-cell">
            <text:p text:style-name="date">Jul 2022 - May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webhook proxy system for Rōblox games communicating with Discord APIs.</text:p>
            <text:list text:style-name="proj-list" text:continue-numbering="true">
              <text:list-item>
                <text:p text:style-name="proj-desc">Developed a PHP and MySQL back end to log and analyze webhook requests.</text:p>
              </text:list-item>
              <text:list-item>
                <text:p text:style-name="proj-desc">Enabled 200+ developers to integrate their games with Discord's real-time features.</text:p>
              </text:list-item>
              <text:list-item>
                <text:p text:style-name="proj-desc">Monitored resource usage in cPanel, improving performance with data-driven insights.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project that replicated and extended Vyond's Legacy Video Maker functionality.</text:p>
            <text:list text:style-name="proj-list" text:continue-numbering="true">
              <text:list-item>
                <text:p text:style-name="proj-desc">Built a scalable Node.js back end for processing requests and ensuring system reliability.</text:p>
              </text:list-item>
              <text:list-item>
                <text:p text:style-name="proj-desc">Analyzed ActionScript code to improve interoperability and introduce new features.</text:p>
              </text:list-item>
              <text:list-item>
                <text:p text:style-name="proj-desc">Generated hundreds of video experiences optimized for performance and user engagement.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tool I contributed to for automating YouTube video uploads to the Internet Archive.</text:p>
            <text:list text:style-name="proj-list" text:continue-numbering="true">
              <text:list-item>
                <text:p text:style-name="proj-desc">Solved bugs in a collection of 234 YouTube videos, ensuring consistent performance.</text:p>
              </text:list-item>
              <text:list-item>
                <text:p text:style-name="proj-desc">Addressed issues caused by deleted assets, preserving critical data for future access.</text:p>
              </text:list-item>
              <text:list-item>
                <text:p text:style-name="proj-desc">Used yt-dlp’s Python interface to streamline video retrieval processes efficiently.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aimed at streamlining Covid-safe dining experiences.</text:p>
            <text:list text:style-name="proj-list" text:continue-numbering="true">
              <text:list-item>
                <text:p text:style-name="proj-desc">Designed user interfaces for cashiers, customers, and kitchen staff to enhance usability.</text:p>
              </text:list-item>
              <text:list-item>
                <text:p text:style-name="proj-desc">Simplified mobile-ordering workflows to improve safety and customer satisfaction.</text:p>
              </text:list-item>
              <text:list-item>
                <text:p text:style-name="proj-desc">Built a custom cashier system, leveraging analytics for operational efficiency.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∕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8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